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bout the Book </text:h>
      <text:p text:style-name="P1"/>
      <text:p text:style-name="P1">FBeginner is a concise, hands-on beginner’s guide to FreeBasic and is aimed at the novice programmer. The book assumes no prior programming knowledge. The goal of the book is to create a solid foundation in the basics of programming in FreeBasic, that the programmer can build and expand upon. </text:p>
      <text:p text:style-name="P1"/>
      <text:p text:style-name="P1">FreeBasic is a cross-platform compiler, however this book concentrates on using FreeBasic under the 32-bit Microsoft Windows™ and GNU/Linux operating systems.</text:p>
      <text:p text:style-name="P1">However, other than the installation and setup portions of this book, most of the code should run under any of the supported platforms. </text:p>
      <text:p text:style-name="P1"/>
      <text:p text:style-name="P1">All of the source code presented in this book is original code, and can be downloaded from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left="0in" fo:margin-right="0in" fo:margin-top="0in" fo:margin-bottom="0in" loext:contextual-spacing="false" fo:text-indent="0in" style:auto-text-indent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8-12-31T11:48:12.182000000</dc:date>
    <meta:editing-duration>PT11M25S</meta:editing-duration>
    <meta:editing-cycles>6</meta:editing-cycles>
    <meta:generator>LibreOffice/6.1.2.1$Windows_x86 LibreOffice_project/65905a128db06ba48db947242809d14d3f9a93fe</meta:generator>
    <meta:document-statistic meta:table-count="0" meta:image-count="0" meta:object-count="0" meta:page-count="1" meta:paragraph-count="6" meta:word-count="114" meta:character-count="695" meta:non-whitespace-character-count="583"/>
    <meta:template xlink:type="simple" xlink:actuate="onRequest" xlink:title="" xlink:href="../fbeginnerm.odm" meta:date="2018-11-21T20:01:21.590057868"/>
  </office:meta>
</office:document-meta>
</file>